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jun17_jun30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74.806" calcext:value-type="float">
            <text:p>1474.806</text:p>
          </table:table-cell>
          <table:table-cell office:value-type="float" office:value="756.001" calcext:value-type="float">
            <text:p>756.001</text:p>
          </table:table-cell>
          <table:table-cell office:value-type="float" office:value="120782.98" calcext:value-type="float">
            <text:p>120782.98</text:p>
          </table:table-cell>
          <table:table-cell office:value-type="float" office:value="257.14383" calcext:value-type="float">
            <text:p>257.14</text:p>
          </table:table-cell>
          <table:table-cell office:value-type="float" office:value="834539800000000" calcext:value-type="float">
            <text:p>8.345E+14</text:p>
          </table:table-cell>
          <table:table-cell office:value-type="float" office:value="347.53845" calcext:value-type="float">
            <text:p>347.54</text:p>
          </table:table-cell>
          <table:table-cell office:value-type="float" office:value="0.7890385389328" calcext:value-type="float">
            <text:p>0.78903853893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6.5269" calcext:value-type="float">
            <text:p>1246.5269</text:p>
          </table:table-cell>
          <table:table-cell office:value-type="float" office:value="571.82306" calcext:value-type="float">
            <text:p>571.82306</text:p>
          </table:table-cell>
          <table:table-cell office:value-type="float" office:value="204991.73" calcext:value-type="float">
            <text:p>204991.73</text:p>
          </table:table-cell>
          <table:table-cell office:value-type="float" office:value="344.72168" calcext:value-type="float">
            <text:p>344.72</text:p>
          </table:table-cell>
          <table:table-cell office:value-type="float" office:value="8.296654E+016" calcext:value-type="float">
            <text:p>8.297E+16</text:p>
          </table:table-cell>
          <table:table-cell office:value-type="float" office:value="452.76013" calcext:value-type="float">
            <text:p>452.76</text:p>
          </table:table-cell>
          <table:table-cell office:value-type="float" office:value="0.37547767162323" calcext:value-type="float">
            <text:p>0.375477671623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64.1204" calcext:value-type="float">
            <text:p>1164.1204</text:p>
          </table:table-cell>
          <table:table-cell office:value-type="float" office:value="443.17404" calcext:value-type="float">
            <text:p>443.17404</text:p>
          </table:table-cell>
          <table:table-cell office:value-type="float" office:value="116736.734" calcext:value-type="float">
            <text:p>116736.734</text:p>
          </table:table-cell>
          <table:table-cell office:value-type="float" office:value="257.70673" calcext:value-type="float">
            <text:p>257.71</text:p>
          </table:table-cell>
          <table:table-cell office:value-type="float" office:value="1174977800000000" calcext:value-type="float">
            <text:p>1.175E+15</text:p>
          </table:table-cell>
          <table:table-cell office:value-type="float" office:value="341.66757" calcext:value-type="float">
            <text:p>341.67</text:p>
          </table:table-cell>
          <table:table-cell office:value-type="float" office:value="0.405795335769653" calcext:value-type="float">
            <text:p>0.40579533576965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31.9274" calcext:value-type="float">
            <text:p>1231.9274</text:p>
          </table:table-cell>
          <table:table-cell office:value-type="float" office:value="538.44836" calcext:value-type="float">
            <text:p>538.44836</text:p>
          </table:table-cell>
          <table:table-cell office:value-type="float" office:value="163192.6" calcext:value-type="float">
            <text:p>163192.6</text:p>
          </table:table-cell>
          <table:table-cell office:value-type="float" office:value="306.67865" calcext:value-type="float">
            <text:p>306.68</text:p>
          </table:table-cell>
          <table:table-cell office:value-type="float" office:value="2.037658E+016" calcext:value-type="float">
            <text:p>2.038E+16</text:p>
          </table:table-cell>
          <table:table-cell office:value-type="float" office:value="403.97104" calcext:value-type="float">
            <text:p>403.97</text:p>
          </table:table-cell>
          <table:table-cell office:value-type="float" office:value="0.445574939250946" calcext:value-type="float">
            <text:p>0.44557493925094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66.9067" calcext:value-type="float">
            <text:p>1866.9067</text:p>
          </table:table-cell>
          <table:table-cell office:value-type="float" office:value="673.055" calcext:value-type="float">
            <text:p>673.055</text:p>
          </table:table-cell>
          <table:table-cell office:value-type="float" office:value="161779.78" calcext:value-type="float">
            <text:p>161779.78</text:p>
          </table:table-cell>
          <table:table-cell office:value-type="float" office:value="309.1223" calcext:value-type="float">
            <text:p>309.12</text:p>
          </table:table-cell>
          <table:table-cell office:value-type="float" office:value="1.5924088E+016" calcext:value-type="float">
            <text:p>1.592E+16</text:p>
          </table:table-cell>
          <table:table-cell office:value-type="float" office:value="402.21857" calcext:value-type="float">
            <text:p>402.22</text:p>
          </table:table-cell>
          <table:table-cell office:value-type="float" office:value="0.644948959350586" calcext:value-type="float">
            <text:p>0.64494895935058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8.8813" calcext:value-type="float">
            <text:p>1338.8813</text:p>
          </table:table-cell>
          <table:table-cell office:value-type="float" office:value="777.4835" calcext:value-type="float">
            <text:p>777.4835</text:p>
          </table:table-cell>
          <table:table-cell office:value-type="float" office:value="143511.73" calcext:value-type="float">
            <text:p>143511.73</text:p>
          </table:table-cell>
          <table:table-cell office:value-type="float" office:value="228.52684" calcext:value-type="float">
            <text:p>228.53</text:p>
          </table:table-cell>
          <table:table-cell office:value-type="float" office:value="1256875500000000" calcext:value-type="float">
            <text:p>1.257E+15</text:p>
          </table:table-cell>
          <table:table-cell office:value-type="float" office:value="378.82944" calcext:value-type="float">
            <text:p>378.83</text:p>
          </table:table-cell>
          <table:table-cell office:value-type="float" office:value="0.769176542758942" calcext:value-type="float">
            <text:p>0.76917654275894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61.1051" calcext:value-type="float">
            <text:p>461.1051</text:p>
          </table:table-cell>
          <table:table-cell office:value-type="float" office:value="459.43448" calcext:value-type="float">
            <text:p>459.43448</text:p>
          </table:table-cell>
          <table:table-cell office:value-type="float" office:value="130652.32" calcext:value-type="float">
            <text:p>130652.32</text:p>
          </table:table-cell>
          <table:table-cell office:value-type="float" office:value="266.7683" calcext:value-type="float">
            <text:p>266.77</text:p>
          </table:table-cell>
          <table:table-cell office:value-type="float" office:value="3.4876622E+017" calcext:value-type="float">
            <text:p>3.488E+17</text:p>
          </table:table-cell>
          <table:table-cell office:value-type="float" office:value="361.4586" calcext:value-type="float">
            <text:p>361.46</text:p>
          </table:table-cell>
          <table:table-cell office:value-type="float" office:value="0.381185472011566" calcext:value-type="float">
            <text:p>0.38118547201156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23.7876" calcext:value-type="float">
            <text:p>1123.7876</text:p>
          </table:table-cell>
          <table:table-cell office:value-type="float" office:value="530.0806" calcext:value-type="float">
            <text:p>530.0806</text:p>
          </table:table-cell>
          <table:table-cell office:value-type="float" office:value="106870.26" calcext:value-type="float">
            <text:p>106870.26</text:p>
          </table:table-cell>
          <table:table-cell office:value-type="float" office:value="242.3602" calcext:value-type="float">
            <text:p>242.36</text:p>
          </table:table-cell>
          <table:table-cell office:value-type="float" office:value="1425760400000000" calcext:value-type="float">
            <text:p>1.426E+15</text:p>
          </table:table-cell>
          <table:table-cell office:value-type="float" office:value="326.91016" calcext:value-type="float">
            <text:p>326.91</text:p>
          </table:table-cell>
          <table:table-cell office:value-type="float" office:value="0.619752764701843" calcext:value-type="float">
            <text:p>0.61975276470184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00.0233" calcext:value-type="float">
            <text:p>1300.0233</text:p>
          </table:table-cell>
          <table:table-cell office:value-type="float" office:value="687.88586" calcext:value-type="float">
            <text:p>687.88586</text:p>
          </table:table-cell>
          <table:table-cell office:value-type="float" office:value="118535.67" calcext:value-type="float">
            <text:p>118535.67</text:p>
          </table:table-cell>
          <table:table-cell office:value-type="float" office:value="263.53787" calcext:value-type="float">
            <text:p>263.54</text:p>
          </table:table-cell>
          <table:table-cell office:value-type="float" office:value="5.356008E+016" calcext:value-type="float">
            <text:p>5.356E+16</text:p>
          </table:table-cell>
          <table:table-cell office:value-type="float" office:value="344.2901" calcext:value-type="float">
            <text:p>344.29</text:p>
          </table:table-cell>
          <table:table-cell office:value-type="float" office:value="0.749510407447815" calcext:value-type="float">
            <text:p>0.749510407447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45.3428" calcext:value-type="float">
            <text:p>1245.3428</text:p>
          </table:table-cell>
          <table:table-cell office:value-type="float" office:value="604.154" calcext:value-type="float">
            <text:p>604.154</text:p>
          </table:table-cell>
          <table:table-cell office:value-type="float" office:value="140783.73" calcext:value-type="float">
            <text:p>140783.73</text:p>
          </table:table-cell>
          <table:table-cell office:value-type="float" office:value="275.17404" calcext:value-type="float">
            <text:p>275.17</text:p>
          </table:table-cell>
          <table:table-cell office:value-type="float" office:value="5.847618E+016" calcext:value-type="float">
            <text:p>5.848E+16</text:p>
          </table:table-cell>
          <table:table-cell office:value-type="float" office:value="373.2938" calcext:value-type="float">
            <text:p>373.29</text:p>
          </table:table-cell>
          <table:table-cell office:value-type="float" office:value="0.575606736871931" calcext:value-type="float">
            <text:p>0.575606736871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47.58173" calcext:value-type="float">
            <text:p>347.58173</text:p>
          </table:table-cell>
          <table:table-cell office:value-type="float" office:value="116.69841" calcext:value-type="float">
            <text:p>116.69841</text:p>
          </table:table-cell>
          <table:table-cell office:value-type="float" office:value="29437.57" calcext:value-type="float">
            <text:p>29437.57</text:p>
          </table:table-cell>
          <table:table-cell office:value-type="float" office:value="35.07272" calcext:value-type="float">
            <text:p>35.07</text:p>
          </table:table-cell>
          <table:table-cell office:value-type="float" office:value="1.0608659E+017" calcext:value-type="float">
            <text:p>1.061E+17</text:p>
          </table:table-cell>
          <table:table-cell office:value-type="float" office:value="37.888084" calcext:value-type="float">
            <text:p>37.89</text:p>
          </table:table-cell>
          <table:table-cell office:value-type="float" office:value="0.164525431143765" calcext:value-type="float">
            <text:p>0.164525431143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35:04.504365325</dc:date>
    <meta:editing-duration>PT7M48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